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style:style>
    <style:style style:name="P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P5" style:parent-style-name="Standard" style:list-style-name="LFO1" style:family="paragraph"/>
    <style:style style:name="P6" style:parent-style-name="Standard" style:list-style-name="LFO1" style:family="paragraph"/>
    <style:style style:name="P7" style:parent-style-name="Standard" style:list-style-name="LFO1" style:family="paragraph"/>
    <style:style style:name="P8"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P9" style:parent-style-name="Standard" style:list-style-name="LFO2" style:family="paragraph"/>
    <style:style style:name="P10" style:parent-style-name="Standard" style:list-style-name="LFO2" style:family="paragraph"/>
    <style:style style:name="P11" style:parent-style-name="Standard" style:list-style-name="LFO2" style:family="paragraph"/>
    <style:style style:name="P12"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P13" style:parent-style-name="Standard" style:list-style-name="LFO3" style:family="paragraph"/>
    <style:style style:name="P14" style:parent-style-name="Standard" style:list-style-name="LFO3" style:family="paragraph"/>
    <style:style style:name="P15" style:parent-style-name="Standard" style:list-style-name="LFO3" style:family="paragraph"/>
    <style:style style:name="P16"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P17" style:parent-style-name="Standard" style:list-style-name="LFO4" style:family="paragraph"/>
    <style:style style:name="P18" style:parent-style-name="Standard" style:list-style-name="LFO4" style:family="paragraph"/>
    <style:style style:name="P19" style:parent-style-name="Standard" style:list-style-name="LFO4" style:family="paragraph"/>
    <style:style style:name="P20" style:parent-style-name="Standard" style:family="paragraph">
      <style:paragraph-properties fo:margin-left="0.5in">
        <style:tab-stops/>
      </style:paragraph-properties>
    </style:style>
    <style:style style:name="P21"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P22" style:parent-style-name="Standard" style:list-style-name="LFO5" style:family="paragraph"/>
    <style:style style:name="P23" style:parent-style-name="Standard" style:list-style-name="LFO5" style:family="paragraph"/>
    <style:style style:name="P24" style:parent-style-name="Standard" style:list-style-name="LFO5" style:family="paragraph"/>
    <style:style style:name="P25"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P26" style:parent-style-name="Standard" style:list-style-name="LFO6" style:family="paragraph"/>
    <style:style style:name="P27" style:parent-style-name="Standard" style:list-style-name="LFO6" style:family="paragraph"/>
    <style:style style:name="P28" style:parent-style-name="Standard" style:list-style-name="LFO6" style:family="paragraph"/>
    <style:style style:name="P29"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P30" style:parent-style-name="Standard" style:list-style-name="LFO7" style:family="paragraph"/>
    <style:style style:name="P31" style:parent-style-name="Standard" style:list-style-name="LFO7" style:family="paragraph"/>
    <style:style style:name="P32" style:parent-style-name="Standard" style:list-style-name="LFO7" style:family="paragraph"/>
    <style:style style:name="P33"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P34" style:parent-style-name="Standard" style:list-style-name="LFO8" style:family="paragraph"/>
    <style:style style:name="P35" style:parent-style-name="Standard" style:list-style-name="LFO8" style:family="paragraph"/>
    <style:style style:name="P36" style:parent-style-name="Standard" style:list-style-name="LFO8" style:family="paragraph"/>
    <style:style style:name="P37"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P38" style:parent-style-name="Standard" style:list-style-name="LFO9" style:family="paragraph"/>
    <style:style style:name="P39" style:parent-style-name="Standard" style:list-style-name="LFO9" style:family="paragraph"/>
    <style:style style:name="P40" style:parent-style-name="Standard" style:list-style-name="LFO9" style:family="paragraph"/>
    <style:style style:name="P41"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P42" style:parent-style-name="Standard" style:list-style-name="LFO10" style:family="paragraph"/>
    <style:style style:name="P43" style:parent-style-name="Standard" style:list-style-name="LFO10" style:family="paragraph"/>
    <style:style style:name="P44" style:parent-style-name="Standard" style:list-style-name="LFO10" style:family="paragraph"/>
    <style:style style:name="P45"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P46" style:parent-style-name="Standard" style:list-style-name="LFO11" style:family="paragraph"/>
    <style:style style:name="P47" style:parent-style-name="Standard" style:list-style-name="LFO11" style:family="paragraph"/>
    <style:style style:name="P48" style:parent-style-name="Standard" style:list-style-name="LFO11" style:family="paragraph"/>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style:text-underline-type="single" style:text-underline-style="solid" style:text-underline-width="auto" style:text-underline-mode="continuous"/>
    </style:style>
    <style:style style:name="P52" style:parent-style-name="Standard" style:family="paragraph">
      <style:text-properties style:font-name="Calibri Light" style:font-name-complex="Calibri Light"/>
    </style:style>
    <style:style style:name="P53" style:parent-style-name="Standard" style:list-style-name="LFO12" style:family="paragraph">
      <style:text-properties style:font-name="Calibri Light" style:font-name-complex="Calibri Light"/>
    </style:style>
    <style:style style:name="P54" style:parent-style-name="Standard" style:list-style-name="LFO12" style:family="paragraph">
      <style:text-properties style:font-name="Calibri Light" style:font-name-complex="Calibri Light"/>
    </style:style>
    <style:style style:name="P55" style:parent-style-name="Standard" style:list-style-name="LFO12" style:family="paragraph">
      <style:text-properties style:font-name="Calibri Light" style:font-name-complex="Calibri Light"/>
    </style:style>
    <style:style style:name="P56" style:parent-style-name="Standard" style:family="paragraph">
      <style:text-properties style:text-underline-type="single" style:text-underline-style="solid" style:text-underline-width="auto" style:text-underline-mode="continuous"/>
    </style:style>
    <style:style style:name="P57" style:parent-style-name="Standard" style:family="paragraph">
      <style:text-properties style:text-underline-type="single" style:text-underline-style="solid" style:text-underline-width="auto" style:text-underline-mode="continuous"/>
    </style:style>
    <style:style style:name="P58" style:parent-style-name="Standard" style:family="paragraph">
      <style:text-properties style:text-underline-type="single" style:text-underline-style="solid" style:text-underline-width="auto" style:text-underline-mode="continuous"/>
    </style:style>
    <style:style style:name="P59" style:parent-style-name="Standard" style:family="paragraph">
      <style:text-properties style:text-underline-type="single" style:text-underline-style="solid" style:text-underline-width="auto" style:text-underline-mode="continuous"/>
    </style:style>
    <style:style style:name="P60" style:parent-style-name="Standard" style:family="paragraph">
      <style:text-properties style:text-underline-type="single" style:text-underline-style="solid" style:text-underline-width="auto" style:text-underline-mode="continuous"/>
    </style:style>
    <style:style style:name="P61" style:parent-style-name="Standard" style:family="paragraph">
      <style:text-properties style:text-underline-type="single" style:text-underline-style="solid" style:text-underline-width="auto" style:text-underline-mode="continuous"/>
    </style:style>
  </office:automatic-styles>
  <office:body>
    <office:text text:use-soft-page-breaks="true">
      <text:p text:style-name="P1">Actividades Unidad 1</text:p>
      <text:p text:style-name="Standard"/>
      <text:p text:style-name="Standard"/>
      <text:p text:style-name="P2">1. Define la siguiente lista de términos. Para cada uno de ellos debes indicar su propósito, si</text:p>
      <text:p text:style-name="P3">pertenecen al lado servidor o cliente y al menos dos características diferenciadoras:</text:p>
      <text:p text:style-name="Standard"/>
      <text:p text:style-name="P4">HTML5</text:p>
      <text:list text:style-name="LFO1" text:continue-numbering="true">
        <text:list-item>
          <text:p text:style-name="P5">Define la<text:s/>estructura y el contenido de una página web. Esencialmente, proporciona los elementos básicos que componen una página web, como texto, imágenes, enlaces y formularios.</text:p>
        </text:list-item>
        <text:list-item>
          <text:p text:style-name="P6">Lado cliente.</text:p>
        </text:list-item>
        <text:list-item>
          <text:p text:style-name="P7">Introduce nuevos elementos multimedia (video y audio) además de ser un lenguaje marcado por lo que utiliza etiquetas para describir elementos de una página (encabezados, párrafos, imágenes y enlaces).</text:p>
        </text:list-item>
      </text:list>
      <text:p text:style-name="Standard"/>
      <text:p text:style-name="Standard"/>
      <text:p text:style-name="P8">PHP<text:s/></text:p>
      <text:list text:style-name="LFO2" text:continue-numbering="true">
        <text:list-item>
          <text:p text:style-name="P9">Es un lenguaje de programación del lado del servidor utilizado para generar contenido web dinámico. Puede interactuar con bases de datos, procesar formularios y realizar otras tareas en el servidor.</text:p>
        </text:list-item>
        <text:list-item>
          <text:p text:style-name="P10">Lado servidor.</text:p>
        </text:list-item>
        <text:list-item>
          <text:p text:style-name="P11">Excelente integración con una amplia variedad de sistemas de gestión de bases de datos (DBMS) como MySQL, PostgreSQL, SQLite y otros. Al ser un lenguaje del<text:s/>lado servidor se ejecuta antes en el servidor que en la página web por lo que es muy útil para generar contenido web y procesar datos.</text:p>
        </text:list-item>
      </text:list>
      <text:p text:style-name="Standard"/>
      <text:p text:style-name="P12">CSS<text:s/></text:p>
      <text:list text:style-name="LFO3" text:continue-numbering="true">
        <text:list-item>
          <text:p text:style-name="P13">Se utiliza para dar estilo y diseño a las páginas web. Controla aspectos como colores, fuentes, márgenes y disposición de elementos en la página.</text:p>
        </text:list-item>
        <text:list-item>
          <text:p text:style-name="P14">Lado cliente.</text:p>
        </text:list-item>
        <text:list-item>
          <text:p text:style-name="P15">CSS sigue el modelo de cascada, lo que significa que las reglas de estilo se aplican en un orden específico y pueden heredarse de elementos padres a elementos hijos. CSS se centra en la presentación y el diseño de una página web.</text:p>
        </text:list-item>
      </text:list>
      <text:p text:style-name="Standard"/>
      <text:p text:style-name="P16">jQuery</text:p>
      <text:list text:style-name="LFO4" text:continue-numbering="true">
        <text:list-item>
          <text:p text:style-name="P17">Simplifica la manipulación del Document Object Model (DOM) y la interacción del usuario en una página web. Ayuda a realizar tareas comunes de JavaScript de manera más sencilla.</text:p>
        </text:list-item>
        <text:list-item>
          <text:p text:style-name="P18">Lado cliente.</text:p>
        </text:list-item>
        <text:list-item>
          <text:p text:style-name="P19">Facilita la manipulación del DOM, lo que facilita la selección y modificación de elementos HTML en una página web. Tiene una comunidad muy activa que ayuda con gran variedad de plugins y extensiones.</text:p>
        </text:list-item>
      </text:list>
      <text:p text:style-name="P20"/>
      <text:p text:style-name="Standard"/>
      <text:p text:style-name="P21">Node.js</text:p>
      <text:list text:style-name="LFO5" text:continue-numbering="true">
        <text:list-item>
          <text:p text:style-name="P22">Proporciona un entorno de tiempo de ejecución del lado del servidor que permite a los desarrolladores utilizar JavaScript para construir aplicaciones web y servicios del lado del servidor.</text:p>
        </text:list-item>
        <text:list-item>
          <text:p text:style-name="P23">Lado servidor.</text:p>
        </text:list-item>
        <text:list-item>
          <text:p text:style-name="P24">Es un entorno de tiempo de ejecución del lado del servidor que permite ejecutar JavaScript en el servidor. Utiliza un modelo E/S sin bloqueo, lo que lo hace muy eficiente para acciones en tiempo real y escalables.</text:p>
        </text:list-item>
      </text:list>
      <text:p text:style-name="Standard"/>
      <text:p text:style-name="Standard"/>
      <text:p text:style-name="P25">React.js</text:p>
      <text:list text:style-name="LFO6" text:continue-numbering="true">
        <text:list-item>
          <text:p text:style-name="P26">Una biblioteca de JavaScript utilizada para construir interfaces de usuario interactivas y reactivas en el lado del cliente. Facilita la creación de componentes reutilizables y dinámicos.</text:p>
        </text:list-item>
        <text:list-item>
          <text:p text:style-name="P27">Lado cliente.</text:p>
        </text:list-item>
        <text:list-item>
          <text:p text:style-name="P28">Se basa en la creación de componentes reutilizables, estos componentes son bloques que luego pueden ser reutilizados para diferentes partes del sitio, lo que facilita el desarrollo y el mantenimiento de las<text:s/>aplicaciones web, también introduce un concepto conocido como el "Virtual DOM". En lugar de actualizar directamente el DOM en el navegador cada vez que cambia algo en la aplicación, React crea una representación virtual del DOM en memoria y compara las diferencias entre esta representación virtual y el DOM real. Luego, solo actualiza las partes del DOM que han cambiado.</text:p>
        </text:list-item>
      </text:list>
      <text:p text:style-name="Standard"/>
      <text:p text:style-name="Standard"/>
      <text:p text:style-name="P29">AJAX</text:p>
      <text:list text:style-name="LFO7" text:continue-numbering="true">
        <text:list-item>
          <text:p text:style-name="P30">Permite realizar solicitudes asincrónicas al servidor desde el lado del cliente sin recargar la página completa. Esto se usa<text:s/>para cargar datos o actualizar partes específicas de una página web sin interrupciones visuales.</text:p>
        </text:list-item>
        <text:list-item>
          <text:p text:style-name="P31">Lado cliente.</text:p>
        </text:list-item>
        <text:list-item>
          <text:p text:style-name="P32">La capacidad de realizar solicitudes asíncronas con el servidor desde el lado cliente sin recargar toda la página web. También permite actualizar partes especificas de una página web en lugar de toda la página.</text:p>
        </text:list-item>
      </text:list>
      <text:p text:style-name="Standard"/>
      <text:p text:style-name="Standard"/>
      <text:p text:style-name="P33">Fecht API</text:p>
      <text:list text:style-name="LFO8" text:continue-numbering="true">
        <text:list-item>
          <text:p text:style-name="P34">Utilizada en el lado del cliente para realizar solicitudes HTTP a servidores, recuperar datos y actualizar la interfaz de usuario con información nueva sin recargar la página.</text:p>
        </text:list-item>
        <text:list-item>
          <text:p text:style-name="P35">Lado servidor.</text:p>
        </text:list-item>
        <text:list-item>
          <text:p text:style-name="P36">Da una interfaz moderna y promete realizar solicitudes HTTP desde el lado cliente. Tiene soporte nativo para trabajar con datos de formato JSON</text:p>
        </text:list-item>
      </text:list>
      <text:p text:style-name="Standard"/>
      <text:p text:style-name="Standard"/>
      <text:p text:style-name="P37">WebSocket</text:p>
      <text:list text:style-name="LFO9" text:continue-numbering="true">
        <text:list-item>
          <text:p text:style-name="P38">Proporciona comunicación bidireccional en tiempo real entre el cliente y el servidor. Se utiliza para aplicaciones en tiempo real como chats y juegos en línea.</text:p>
        </text:list-item>
        <text:list-item>
          <text:p text:style-name="P39">Lado cliente.</text:p>
        </text:list-item>
        <text:list-item>
          <text:p text:style-name="P40">Es un protocolo de comunicación bidireccional en tiempo real que permite una interacción continua y en tiempo real entre el cliente y el servidor. Además, establece una conexión persistente entre el cliente y el servidor una vez que se establece la conexión inicial.</text:p>
        </text:list-item>
      </text:list>
      <text:p text:style-name="Standard"/>
      <text:p text:style-name="Standard"/>
      <text:p text:style-name="P41">Web Worker</text:p>
      <text:list text:style-name="LFO10" text:continue-numbering="true">
        <text:list-item>
          <text:p text:style-name="P42">Permite la ejecución de código en segundo plano en el navegador del cliente, lo que mejora la capacidad de respuesta de la interfaz de usuario. Se utiliza para tareas intensivas en CPU sin bloquear la interfaz de usuario principal.</text:p>
        </text:list-item>
        <text:list-item>
          <text:p text:style-name="P43">Lado cliente.</text:p>
        </text:list-item>
        <text:list-item>
          <text:p text:style-name="P44">La capacidad para ejecutar código en segundo plano en el navegador web y aunque se ejecuta en segundo plano, aún puede comunicarse con el hilo principal del navegador a<text:s/><text:soft-page-break/>través de un sistema de mensajería. Esto permite el intercambio de datos y mensajes entre el hilo principal y el Web Worker.</text:p>
        </text:list-item>
      </text:list>
      <text:p text:style-name="Standard"/>
      <text:p text:style-name="P45">ECMAScript</text:p>
      <text:list text:style-name="LFO11" text:continue-numbering="true">
        <text:list-item>
          <text:p text:style-name="P46">Define el estándar del lenguaje JavaScript, proporcionando las especificaciones y reglas para su implementación en los navegadores web.</text:p>
        </text:list-item>
        <text:list-item>
          <text:p text:style-name="P47">Lado cliente.</text:p>
        </text:list-item>
        <text:list-item>
          <text:p text:style-name="P48">Es un lenguaje de programación versátil, puede ser utilizado para desarrollo web, aplicaciones móviles y mucho más. Permite la ejecución de tareas en segundo plano sin bloquear la interfaz de usuario. Esto es<text:s/>esencial para la interacción en tiempo real y la carga de datos dinámicos en las aplicaciones web.</text:p>
        </text:list-item>
      </text:list>
      <text:p text:style-name="Standard"/>
      <text:p text:style-name="Standard"/>
      <text:p text:style-name="Standard"/>
      <text:p text:style-name="Standard"/>
      <text:p text:style-name="P49">2. Responde y justifica tu respuesta:<text:s/></text:p>
      <text:p text:style-name="P50"/>
      <text:p text:style-name="P51">• ¿Podemos ocultar el código escrito en JavaScript de una página web?<text:s/></text:p>
      <text:p text:style-name="P52">Sí, es posible ocultar el código JavaScript en una página web, pero no se puede hacer de manera total o completamente segura. Algunas técnicas para hacer que el código sea<text:s/>más<text:s/>difícil de leer o entender.</text:p>
      <text:list text:style-name="LFO12" text:continue-numbering="true">
        <text:list-item>
          <text:p text:style-name="P53">Minificación:<text:s/>consiste en eliminar espacios en blanco, renombrar variables, nombres de funciones raras.</text:p>
        </text:list-item>
        <text:list-item>
          <text:p text:style-name="P54">Ofuscación:<text:s/>Es el método mas conocido para proteger código JS, consiste en eliminar saltos de línea espacios en blanco, tabuladores, hacer ilegibles las variables, etc…</text:p>
        </text:list-item>
        <text:list-item>
          <text:p text:style-name="P55">Carga dinámica: Cargar el código JS desde un servidor remoto o cargarlo cuando sea necesario.</text:p>
        </text:list-item>
      </text:list>
      <text:p text:style-name="P56"/>
      <text:p text:style-name="P57"/>
      <text:p text:style-name="P58">• Ventajas de incluir el código JavaScript en archivos en lugar del propio documento.<text:s/></text:p>
      <text:p text:style-name="Standard">Para reutiliza<text:s/>código (esto ahorra tiempo y esfuerzo en el desarrollo del código), mantenimiento<text:s/>más<text:s/>sencillo(así son fáciles de mantener y actualizar),<text:s/>caché<text:s/>del navegador<text:s/>(haciendo que el navegador no tenga que volver a descargar el archivo cada vez que entra a la página web), separación (Tener separado el código JS y HTML es mucho más funcional y practico, para su mantenimiento)</text:p>
      <text:p text:style-name="P59"/>
      <text:p text:style-name="P60"/>
      <text:p text:style-name="P61">• ¿Para qué sirve y cómo funciona la función console.log()?</text:p>
      <text:p text:style-name="Standard">Sirve para saber el valor de una variable, sin mostrarlo por pantalla, aparecerá en la consola del navegado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arlos bernal</dc:creator>
    <meta:creation-date>2023-09-18T20:25:00Z</meta:creation-date>
    <dc:date>2023-09-22T08:58:00Z</dc:date>
    <meta:template xlink:href="Normal.dotm" xlink:type="simple"/>
    <meta:editing-cycles>18</meta:editing-cycles>
    <meta:editing-duration>PT5220S</meta:editing-duration>
    <meta:document-statistic meta:page-count="3" meta:paragraph-count="13" meta:word-count="1037" meta:character-count="6730" meta:row-count="47" meta:non-whitespace-character-count="5706"/>
  </office:meta>
</office:document-meta>
</file>